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ledBaselineTableFactory.makeFontScaledBaselineTable( Font font ,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ledBaselineTableFactory.makeGraphicsScaledBaselineTable( int height , int dominantBaselineIdentifier ,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aledBaselineTableFactory.makeFontScaledBaselineTable( Font font , int dominantBaselineIdentifier ,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